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12cm" fo:min-width="2.163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12cm" fo:min-width="1.624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847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12cm" fo:min-width="5.539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9"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10"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1" style:family="graphic" style:parent-style-name="standard">
      <style:graphic-properties draw:stroke="dash" draw:stroke-dash="stroke-dash28" svg:stroke-width="0.052cm" svg:stroke-color="#000000" draw:stroke-linejoin="round" svg:stroke-linecap="butt" draw:fill="none" fo:padding-top="0.026cm" fo:padding-bottom="0.026cm" fo:padding-left="0.026cm" fo:padding-right="0.026cm"/>
    </style:style>
    <style:style style:name="gr12"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3"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4" style:family="graphic" style:parent-style-name="standard">
      <style:graphic-properties draw:stroke="none" draw:fill="none" draw:textarea-horizontal-align="left" draw:textarea-vertical-align="top" draw:auto-grow-height="true" draw:auto-grow-width="true" fo:min-height="0.412cm" fo:min-width="8.12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12cm" fo:min-width="6.21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text-properties fo:font-size="10pt" style:font-size-asian="10pt" style:font-size-complex="10pt"/>
    </style:style>
    <style:style style:name="P7" style:family="paragraph">
      <loext:graphic-properties draw:fill="solid" draw:fill-color="#ffffff" draw:opacity="80%"/>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42cm" svg:height="7.671cm" svg:x="2.079cm" svg:y="1.219cm" svg:viewBox="0 0 28421 7672" draw:points="0,7672 28421,7672 28421,0 0,0">
          <text:p/>
        </draw:polygon>
        <draw:polygon draw:style-name="gr2" draw:text-style-name="P2" draw:layer="layout" svg:width="0cm" svg:height="0.122cm" svg:x="3.369cm" svg:y="8.89cm" svg:viewBox="0 0 0 123" draw:points="0,0 0,123">
          <text:p/>
        </draw:polygon>
        <draw:line draw:style-name="gr3" draw:text-style-name="P3" draw:layer="layout" svg:x1="3.369cm" svg:y1="8.89cm" svg:x2="3.369cm" svg:y2="9.013cm">
          <text:p/>
        </draw:line>
        <draw:polygon draw:style-name="gr2" draw:text-style-name="P2" draw:layer="layout" svg:width="0cm" svg:height="0.122cm" svg:x="7.832cm" svg:y="8.89cm" svg:viewBox="0 0 0 123" draw:points="0,0 0,123">
          <text:p/>
        </draw:polygon>
        <draw:line draw:style-name="gr3" draw:text-style-name="P3" draw:layer="layout" svg:x1="7.832cm" svg:y1="8.89cm" svg:x2="7.832cm" svg:y2="9.013cm">
          <text:p/>
        </draw:line>
        <draw:frame draw:style-name="gr4" draw:text-style-name="P5" draw:layer="layout" svg:width="2.163cm" svg:height="0.412cm" svg:x="2.891cm" svg:y="9.077cm">
          <draw:text-box>
            <text:p text:style-name="P4"><text:span text:style-name="T1">2895</text:span></text:p>
          </draw:text-box>
        </draw:frame>
        <draw:polygon draw:style-name="gr2" draw:text-style-name="P2" draw:layer="layout" svg:width="0cm" svg:height="0.122cm" svg:x="12.293cm" svg:y="8.89cm" svg:viewBox="0 0 0 123" draw:points="0,0 0,123">
          <text:p/>
        </draw:polygon>
        <draw:line draw:style-name="gr3" draw:text-style-name="P3" draw:layer="layout" svg:x1="12.293cm" svg:y1="8.89cm" svg:x2="12.293cm" svg:y2="9.013cm">
          <text:p/>
        </draw:line>
        <draw:frame draw:style-name="gr4" draw:text-style-name="P5" draw:layer="layout" svg:width="2.163cm" svg:height="0.412cm" svg:x="7.354cm" svg:y="9.077cm">
          <draw:text-box>
            <text:p text:style-name="P4"><text:span text:style-name="T1">2395</text:span></text:p>
          </draw:text-box>
        </draw:frame>
        <draw:polygon draw:style-name="gr2" draw:text-style-name="P2" draw:layer="layout" svg:width="0cm" svg:height="0.122cm" svg:x="16.756cm" svg:y="8.89cm" svg:viewBox="0 0 0 123" draw:points="0,0 0,123">
          <text:p/>
        </draw:polygon>
        <draw:line draw:style-name="gr3" draw:text-style-name="P3" draw:layer="layout" svg:x1="16.756cm" svg:y1="8.89cm" svg:x2="16.756cm" svg:y2="9.013cm">
          <text:p/>
        </draw:line>
        <draw:frame draw:style-name="gr4" draw:text-style-name="P5" draw:layer="layout" svg:width="2.163cm" svg:height="0.412cm" svg:x="11.815cm" svg:y="9.077cm">
          <draw:text-box>
            <text:p text:style-name="P4"><text:span text:style-name="T1">1895</text:span></text:p>
          </draw:text-box>
        </draw:frame>
        <draw:polygon draw:style-name="gr2" draw:text-style-name="P2" draw:layer="layout" svg:width="0cm" svg:height="0.122cm" svg:x="21.217cm" svg:y="8.89cm" svg:viewBox="0 0 0 123" draw:points="0,0 0,123">
          <text:p/>
        </draw:polygon>
        <draw:line draw:style-name="gr3" draw:text-style-name="P3" draw:layer="layout" svg:x1="21.217cm" svg:y1="8.89cm" svg:x2="21.217cm" svg:y2="9.013cm">
          <text:p/>
        </draw:line>
        <draw:frame draw:style-name="gr4" draw:text-style-name="P5" draw:layer="layout" svg:width="2.163cm" svg:height="0.412cm" svg:x="16.279cm" svg:y="9.077cm">
          <draw:text-box>
            <text:p text:style-name="P4"><text:span text:style-name="T1">1395</text:span></text:p>
          </draw:text-box>
        </draw:frame>
        <draw:polygon draw:style-name="gr2" draw:text-style-name="P2" draw:layer="layout" svg:width="0cm" svg:height="0.122cm" svg:x="25.681cm" svg:y="8.89cm" svg:viewBox="0 0 0 123" draw:points="0,0 0,123">
          <text:p/>
        </draw:polygon>
        <draw:line draw:style-name="gr3" draw:text-style-name="P3" draw:layer="layout" svg:x1="25.681cm" svg:y1="8.89cm" svg:x2="25.681cm" svg:y2="9.013cm">
          <text:p/>
        </draw:line>
        <draw:frame draw:style-name="gr5" draw:text-style-name="P5" draw:layer="layout" svg:width="1.624cm" svg:height="0.412cm" svg:x="20.909cm" svg:y="9.077cm">
          <draw:text-box>
            <text:p text:style-name="P4"><text:span text:style-name="T1">895</text:span></text:p>
          </draw:text-box>
        </draw:frame>
        <draw:polygon draw:style-name="gr2" draw:text-style-name="P2" draw:layer="layout" svg:width="0cm" svg:height="0.122cm" svg:x="29.206cm" svg:y="8.89cm" svg:viewBox="0 0 0 123" draw:points="0,0 0,123">
          <text:p/>
        </draw:polygon>
        <draw:line draw:style-name="gr3" draw:text-style-name="P3" draw:layer="layout" svg:x1="29.206cm" svg:y1="8.89cm" svg:x2="29.206cm" svg:y2="9.013cm">
          <text:p/>
        </draw:line>
        <draw:frame draw:style-name="gr5" draw:text-style-name="P5" draw:layer="layout" svg:width="1.624cm" svg:height="0.412cm" svg:x="25.372cm" svg:y="9.077cm">
          <draw:text-box>
            <text:p text:style-name="P4"><text:span text:style-name="T1">395</text:span></text:p>
          </draw:text-box>
        </draw:frame>
        <draw:frame draw:style-name="gr6" draw:text-style-name="P5" draw:layer="layout" svg:width="0.847cm" svg:height="0.412cm" svg:x="29.136cm" svg:y="9.077cm">
          <draw:text-box>
            <text:p text:style-name="P4"><text:span text:style-name="T1">0</text:span></text:p>
          </draw:text-box>
        </draw:frame>
        <draw:polygon draw:style-name="gr2" draw:text-style-name="P2" draw:layer="layout" svg:width="0.297cm" svg:height="0cm" svg:x="1.781cm" svg:y="7.89cm" svg:viewBox="0 0 298 0" draw:points="298,0 0,0">
          <text:p/>
        </draw:polygon>
        <draw:line draw:style-name="gr3" draw:text-style-name="P3" draw:layer="layout" svg:x1="2.079cm" svg:y1="7.89cm" svg:x2="1.781cm" svg:y2="7.89cm">
          <text:p/>
        </draw:line>
        <draw:frame draw:style-name="gr7" draw:text-style-name="P5" draw:layer="layout" svg:width="5.539cm" svg:height="0.412cm" svg:x="12.731cm" svg:y="9.56cm">
          <draw:text-box>
            <text:p text:style-name="P4"><text:span text:style-name="T1">Number of remaining samples</text:span></text:p>
          </draw:text-box>
        </draw:frame>
        <draw:polygon draw:style-name="gr2" draw:text-style-name="P2" draw:layer="layout" svg:width="0.297cm" svg:height="0cm" svg:x="1.781cm" svg:y="6.314cm" svg:viewBox="0 0 298 0" draw:points="298,0 0,0">
          <text:p/>
        </draw:polygon>
        <draw:line draw:style-name="gr3" draw:text-style-name="P3" draw:layer="layout" svg:x1="2.079cm" svg:y1="6.314cm" svg:x2="1.781cm" svg:y2="6.314cm">
          <text:p/>
        </draw:line>
        <draw:frame draw:style-name="gr8" draw:text-style-name="P6" draw:layer="layout" svg:width="0.561cm" svg:height="0.412cm" svg:x="1.097cm" svg:y="7.697cm">
          <draw:text-box>
            <text:p text:style-name="P4"><text:span text:style-name="T1">0.6</text:span></text:p>
          </draw:text-box>
        </draw:frame>
        <draw:polygon draw:style-name="gr2" draw:text-style-name="P2" draw:layer="layout" svg:width="0.297cm" svg:height="0cm" svg:x="1.781cm" svg:y="4.737cm" svg:viewBox="0 0 298 0" draw:points="298,0 0,0">
          <text:p/>
        </draw:polygon>
        <draw:line draw:style-name="gr3" draw:text-style-name="P3" draw:layer="layout" svg:x1="2.079cm" svg:y1="4.737cm" svg:x2="1.781cm" svg:y2="4.737cm">
          <text:p/>
        </draw:line>
        <draw:frame draw:style-name="gr8" draw:text-style-name="P6" draw:layer="layout" svg:width="0.561cm" svg:height="0.412cm" svg:x="1.097cm" svg:y="6.121cm">
          <draw:text-box>
            <text:p text:style-name="P4"><text:span text:style-name="T1">0.7</text:span></text:p>
          </draw:text-box>
        </draw:frame>
        <draw:polygon draw:style-name="gr2" draw:text-style-name="P2" draw:layer="layout" svg:width="0.297cm" svg:height="0cm" svg:x="1.781cm" svg:y="3.161cm" svg:viewBox="0 0 298 0" draw:points="298,0 0,0">
          <text:p/>
        </draw:polygon>
        <draw:line draw:style-name="gr3" draw:text-style-name="P3" draw:layer="layout" svg:x1="2.079cm" svg:y1="3.161cm" svg:x2="1.781cm" svg:y2="3.161cm">
          <text:p/>
        </draw:line>
        <draw:frame draw:style-name="gr8" draw:text-style-name="P6" draw:layer="layout" svg:width="0.561cm" svg:height="0.412cm" svg:x="1.097cm" svg:y="4.544cm">
          <draw:text-box>
            <text:p text:style-name="P4"><text:span text:style-name="T1">0.8</text:span></text:p>
          </draw:text-box>
        </draw:frame>
        <draw:polygon draw:style-name="gr2" draw:text-style-name="P2" draw:layer="layout" svg:width="0.297cm" svg:height="0cm" svg:x="1.781cm" svg:y="1.584cm" svg:viewBox="0 0 298 0" draw:points="298,0 0,0">
          <text:p/>
        </draw:polygon>
        <draw:line draw:style-name="gr3" draw:text-style-name="P3" draw:layer="layout" svg:x1="2.079cm" svg:y1="1.584cm" svg:x2="1.781cm" svg:y2="1.584cm">
          <text:p/>
        </draw:line>
        <draw:frame draw:style-name="gr8" draw:text-style-name="P6" draw:layer="layout" svg:width="0.561cm" svg:height="0.412cm" svg:x="1.097cm" svg:y="2.968cm">
          <draw:text-box>
            <text:p text:style-name="P4"><text:span text:style-name="T1">0.9</text:span></text:p>
          </draw:text-box>
        </draw:frame>
        <draw:frame draw:style-name="gr8" draw:text-style-name="P6" draw:layer="layout" svg:width="0.561cm" svg:height="0.412cm" svg:x="1.097cm" svg:y="1.391cm">
          <draw:text-box>
            <text:p text:style-name="P4"><text:span text:style-name="T1">1.0</text:span></text:p>
          </draw:text-box>
        </draw:frame>
        <draw:line draw:style-name="gr9" draw:text-style-name="P3" draw:layer="layout" svg:x1="11.624cm" svg:y1="8.89cm" svg:x2="11.624cm" svg:y2="1.219cm">
          <text:p/>
        </draw:line>
        <draw:polyline draw:style-name="gr10" draw:text-style-name="P3" draw:layer="layout" svg:width="25.657cm" svg:height="7.306cm" svg:x="3.369cm" svg:y="1.584cm" svg:viewBox="0 0 25658 7307" draw:points="0,7307 224,7271 448,7248 671,7198 893,7174 1116,7149 1340,7110 1562,7084 1785,6958 2009,6930 2233,6872 2454,6857 2678,6857 2902,6811 3123,6749 3347,6686 3571,6652 3794,6554 4016,6486 4240,6432 4463,6393 4687,6337 4908,6262 5132,6203 5356,6088 5577,6060 5801,5996 6025,5966 6249,5861 6470,5829 6694,5796 6917,5723 7141,5688 7365,5673 7589,5594 7813,5577 8034,5517 8258,5586 8481,5457 8705,5460 8927,5440 9150,5350 9374,5374 9595,5328 9819,5183 10043,5107 10267,5181 10488,5180 10712,5230 10936,5151 11157,5230 11381,5148 11605,5146 11828,5172 12050,5171 12273,5199 12497,5139 12721,4924 12942,4919 13166,4849 13390,4842 13611,4668 13835,4623 14059,4610 14283,4562 14504,4621 14728,4533 14951,4480 15173,4541 15397,4525 15620,4264 15844,4199 16065,4260 16289,4058 16513,3936 16737,4137 16958,3866 17182,3878 17406,3685 17627,3586 17851,3424 18074,3252 18298,3127 18520,3057 18743,2917 18967,2901 19191,3230 19412,3154 19636,3365 19860,3137 20081,3364 20305,3363 20529,3447 20752,2822 20974,2891 21198,3067 21421,2946 21643,2588 21866,2661 22090,2362 22314,1877 22535,2071 22759,2446 22983,1855 23207,933 23428,907 23652,876 23876,1106 24097,1391 24321,725 24544,1843 24768,3295 24990,2730 25213,5867 25437,3154 25658,0">
          <text:p/>
        </draw:polyline>
        <draw:line draw:style-name="gr11" draw:text-style-name="P3" draw:layer="layout" svg:x1="29.206cm" svg:y1="2.839cm" svg:x2="3.379cm" svg:y2="2.839cm">
          <text:p/>
        </draw:line>
        <draw:line draw:style-name="gr12" draw:text-style-name="P3" draw:layer="layout" svg:x1="2.079cm" svg:y1="8.89cm" svg:x2="2.079cm" svg:y2="1.219cm">
          <text:p/>
        </draw:line>
        <draw:line draw:style-name="gr12" draw:text-style-name="P3" draw:layer="layout" svg:x1="30.498cm" svg:y1="8.89cm" svg:x2="30.498cm" svg:y2="1.219cm">
          <text:p/>
        </draw:line>
        <draw:line draw:style-name="gr12" draw:text-style-name="P3" draw:layer="layout" svg:x1="2.079cm" svg:y1="8.89cm" svg:x2="30.497cm" svg:y2="8.89cm">
          <text:p/>
        </draw:line>
        <draw:line draw:style-name="gr12" draw:text-style-name="P3" draw:layer="layout" svg:x1="2.079cm" svg:y1="1.219cm" svg:x2="30.497cm" svg:y2="1.219cm">
          <text:p/>
        </draw:line>
        <draw:path draw:style-name="gr13" draw:text-style-name="P7" draw:layer="layout" svg:width="6.246cm" svg:height="1.141cm" svg:x="2.503cm" svg:y="1.395cm" svg:viewBox="0 0 6247 1142" svg:d="M94 1142h6059c63 0 94-23 94-70v-1001c0-47-31-71-94-71h-6059c-63 0-94 24-94 71v1001c0 47 31 70 94 70z">
          <text:p/>
        </draw:path>
        <draw:line draw:style-name="gr10" draw:text-style-name="P3" draw:layer="layout" svg:x1="2.842cm" svg:y1="1.681cm" svg:x2="4.541cm" svg:y2="1.681cm">
          <text:p/>
        </draw:line>
        <draw:frame draw:style-name="gr8" draw:text-style-name="P6" draw:layer="layout" svg:width="4.358cm" svg:height="0.412cm" draw:transform="rotate (1.5707963267949) translate (0.555cm 7.235cm)">
          <draw:text-box>
            <text:p text:style-name="P4"><text:span text:style-name="T1">Ratio of married persons</text:span></text:p>
          </draw:text-box>
        </draw:frame>
        <draw:line draw:style-name="gr11" draw:text-style-name="P3" draw:layer="layout" svg:x1="2.842cm" svg:y1="2.198cm" svg:x2="4.541cm" svg:y2="2.198cm">
          <text:p/>
        </draw:line>
        <draw:frame draw:style-name="gr14" draw:text-style-name="P5" draw:layer="layout" svg:width="8.123cm" svg:height="0.412cm" svg:x="5.219cm" svg:y="1.477cm">
          <draw:text-box>
            <text:p text:style-name="P4"><text:span text:style-name="T1">non-representative</text:span></text:p>
          </draw:text-box>
        </draw:frame>
        <draw:polygon draw:style-name="gr2" draw:text-style-name="P2" draw:layer="layout" svg:width="0cm" svg:height="0.123cm" svg:x="11.624cm" svg:y="1.095cm" svg:viewBox="0 0 0 124" draw:points="0,124 0,0">
          <text:p/>
        </draw:polygon>
        <draw:line draw:style-name="gr3" draw:text-style-name="P3" draw:layer="layout" svg:x1="11.624cm" svg:y1="1.219cm" svg:x2="11.624cm" svg:y2="1.095cm">
          <text:p/>
        </draw:line>
        <draw:frame draw:style-name="gr15" draw:text-style-name="P5" draw:layer="layout" svg:width="6.218cm" svg:height="0.412cm" svg:x="5.219cm" svg:y="1.995cm">
          <draw:text-box>
            <text:p text:style-name="P4"><text:span text:style-name="T1">representative</text:span></text:p>
          </draw:text-box>
        </draw:frame>
        <draw:line draw:style-name="gr12" draw:text-style-name="P3" draw:layer="layout" svg:x1="2.079cm" svg:y1="8.89cm" svg:x2="2.079cm" svg:y2="1.219cm">
          <text:p/>
        </draw:line>
        <draw:line draw:style-name="gr12" draw:text-style-name="P3" draw:layer="layout" svg:x1="30.498cm" svg:y1="8.89cm" svg:x2="30.498cm" svg:y2="1.219cm">
          <text:p/>
        </draw:line>
        <draw:line draw:style-name="gr12" draw:text-style-name="P3" draw:layer="layout" svg:x1="2.079cm" svg:y1="8.89cm" svg:x2="30.497cm" svg:y2="8.89cm">
          <text:p/>
        </draw:line>
        <draw:line draw:style-name="gr12" draw:text-style-name="P3" draw:layer="layout" svg:x1="2.079cm" svg:y1="1.219cm" svg:x2="30.497cm" svg:y2="1.219cm">
          <text:p/>
        </draw:line>
        <draw:frame draw:style-name="gr4" draw:text-style-name="P5" draw:layer="layout" svg:width="2.163cm" svg:height="0.412cm" svg:x="11.146cm" svg:y="0.572cm">
          <draw:text-box>
            <text:p text:style-name="P4"><text:span text:style-name="T2">197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28"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5cm" fo:margin-right="0.5cm" fo:page-width="3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5:03:57.732106966</dc:date>
    <meta:editing-duration>PT3M34S</meta:editing-duration>
    <meta:editing-cycles>1</meta:editing-cycles>
    <meta:document-statistic meta:object-count="58"/>
    <meta:generator>LibreOffice/7.2.2.2$Linux_X86_64 LibreOffice_project/20$Build-2</meta:generator>
  </office:meta>
</office:document-meta>
</file>